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93f6"/>
    </style:style>
    <style:style style:name="P2" style:family="paragraph" style:parent-style-name="Standard">
      <style:text-properties fo:font-weight="bold" officeooo:rsid="000437bf" officeooo:paragraph-rsid="001493f6" style:font-weight-asian="bold" style:font-weight-complex="bold"/>
    </style:style>
    <style:style style:name="P3" style:family="paragraph" style:parent-style-name="Standard">
      <style:text-properties officeooo:rsid="000437bf" officeooo:paragraph-rsid="001493f6"/>
    </style:style>
    <style:style style:name="P4" style:family="paragraph" style:parent-style-name="Standard" style:list-style-name="L1">
      <style:text-properties officeooo:paragraph-rsid="001493f6"/>
    </style:style>
    <style:style style:name="P5" style:family="paragraph" style:parent-style-name="Standard" style:list-style-name="L1">
      <style:text-properties officeooo:rsid="001493f6" officeooo:paragraph-rsid="001493f6"/>
    </style:style>
    <style:style style:name="P6" style:family="paragraph" style:parent-style-name="Standard" style:list-style-name="L1">
      <style:text-properties officeooo:rsid="00093a48" officeooo:paragraph-rsid="001493f6"/>
    </style:style>
    <style:style style:name="P7" style:family="paragraph" style:parent-style-name="Standard" style:list-style-name="L1">
      <style:text-properties officeooo:rsid="00180a5f" officeooo:paragraph-rsid="00180a5f"/>
    </style:style>
    <style:style style:name="P8" style:family="paragraph" style:parent-style-name="Standard">
      <style:text-properties officeooo:rsid="00093a48" officeooo:paragraph-rsid="001493f6"/>
    </style:style>
    <style:style style:name="P9" style:family="paragraph" style:parent-style-name="Standard">
      <style:text-properties officeooo:rsid="00180a5f" officeooo:paragraph-rsid="00180a5f"/>
    </style:style>
    <style:style style:name="P10" style:family="paragraph" style:parent-style-name="Standard">
      <style:text-properties fo:font-weight="bold" officeooo:rsid="000960ca" officeooo:paragraph-rsid="001493f6" style:font-weight-asian="bold" style:font-weight-complex="bold"/>
    </style:style>
    <style:style style:name="T1" style:family="text">
      <style:text-properties fo:font-weight="bold" officeooo:rsid="000437bf" style:font-weight-asian="bold" style:font-weight-complex="bold"/>
    </style:style>
    <style:style style:name="T2" style:family="text">
      <style:text-properties officeooo:rsid="000437bf"/>
    </style:style>
    <style:style style:name="T3" style:family="text">
      <style:text-properties officeooo:rsid="001493f6"/>
    </style:style>
    <style:style style:name="T4" style:family="text">
      <style:text-properties fo:font-weight="bold" officeooo:rsid="000985a7" style:font-weight-asian="bold" style:font-weight-complex="bold"/>
    </style:style>
    <style:style style:name="T5" style:family="text">
      <style:text-properties fo:font-weight="normal" officeooo:rsid="001493f6" style:font-weight-asian="normal" style:font-weight-complex="normal"/>
    </style:style>
    <style:style style:name="T6" style:family="text">
      <style:text-properties officeooo:rsid="000d657a"/>
    </style:style>
    <style:style style:name="T7" style:family="text">
      <style:text-properties officeooo:rsid="0010b0d6"/>
    </style:style>
    <style:style style:name="T8" style:family="text">
      <style:text-properties officeooo:rsid="00129a03"/>
    </style:style>
    <style:style style:name="T9" style:family="text">
      <style:text-properties officeooo:rsid="000f5a62"/>
    </style:style>
    <style:style style:name="T10" style:family="text">
      <style:text-properties officeooo:rsid="00180a5f"/>
    </style:style>
    <style:style style:name="T11" style:family="text">
      <style:text-properties fo:font-weight="bold" officeooo:rsid="00180a5f" style:font-weight-asian="bold" style:font-weight-complex="bold"/>
    </style:style>
    <style:style style:name="T12" style:family="text">
      <style:text-properties officeooo:rsid="000960ca"/>
    </style:style>
    <style:style style:name="T13" style:family="text">
      <style:text-properties fo:font-weight="bold" officeooo:rsid="000960ca" style:font-weight-asian="bold" style:font-weight-complex="bold"/>
    </style:style>
    <style:style style:name="T14" style:family="text">
      <style:text-properties officeooo:rsid="000985a7"/>
    </style:style>
    <style:style style:name="T15" style:family="text">
      <style:text-properties officeooo:rsid="00100a5c"/>
    </style:style>
    <style:style style:name="T16" style:family="text">
      <style:text-properties officeooo:rsid="000b55b8"/>
    </style:style>
    <style:style style:name="T17" style:family="text">
      <style:text-properties officeooo:rsid="000e3547"/>
    </style:style>
    <style:style style:name="T18" style:family="text">
      <style:text-properties officeooo:rsid="001492cb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SO DE USO</text:span><text:span text:style-name="T2">: </text:span><text:span text:style-name="T3">Comunicar com o RH</text:span><text:span text:style-name="T2"><text:line-break/><text:line-break/></text:span><text:span text:style-name="T1">Interação</text:span><text:span text:style-name="T2">: Colaborador Fabril<text:line-break/><text:line-break/></text:span><text:span text:style-name="T1">Objetivo:</text:span><text:span text:style-name="T2"> </text:span><text:span text:style-name="T3">Abrir um canal de comunicação direto com o RH</text:span><text:span text:style-name="T2"><text:line-break/><text:line-break/></text:span><text:span text:style-name="T4">Caso de Uso Participante: </text:span><text:span text:style-name="T5">Manter formulário preestabelecido entre o colaborador e o RH</text:span><text:span text:style-name="T2"><text:line-break/></text:span></text:p>
      <text:p text:style-name="P2">Fluxo Principal: </text:p>
      <text:p text:style-name="P3"/>
      <text:list text:style-name="L1">
        <text:list-item>
          <text:p text:style-name="P4"><text:span text:style-name="T2">O </text:span><text:span text:style-name="T6">Colabora</text:span><text:span text:style-name="T3">dor </text:span><text:span text:style-name="T7">seleciona a opção </text:span><text:span text:style-name="T8">para </text:span><text:span text:style-name="T3">Enviar uma mensagem pro RH</text:span><text:span text:style-name="T9"> </text:span></text:p>
        </text:list-item>
        <text:list-item>
          <text:p text:style-name="P5">O sistema verifica que o colaborador está logado no sistema.</text:p>
        </text:list-item>
        <text:list-item>
          <text:p text:style-name="P6">O sistema <text:span text:style-name="T3">exibe um formulário para ser preenchido com as opções: Nome (virá preenchida a partir do número da matrícula), Matrícula (também virá preenchida), setor (virá preenchida se disponível), Assunto (Várias opções já preestabelecidas para selecionar e também disponibilizar para digitar), Mensagem (campo livre para digitar), anexo (possibilitando anexar um PDF ou PNG)</text:span></text:p>
        </text:list-item>
        <text:list-item>
          <text:p text:style-name="P6"><text:span text:style-name="T10">O colaborador preenche as informações corretamente e clicar no botão para </text:span><text:span text:style-name="T11">Enviar Mensagem</text:span><text:span text:style-name="T12">.</text:span></text:p>
        </text:list-item>
        <text:list-item>
          <text:p text:style-name="P7">O sistema verifica que está tudo OK e dispara um toast para informar que o envio teve sucesso.</text:p>
        </text:list-item>
      </text:list>
      <text:p text:style-name="P8"/>
      <text:p text:style-name="P1"><text:span text:style-name="T13">Fluxo Alternativo:</text:span><text:span text:style-name="T12"> </text:span><text:span text:style-name="T10">Desistir da mensagem 4</text:span><text:span text:style-name="T14"><text:line-break/></text:span></text:p>
      <text:p text:style-name="P1"><text:span text:style-name="T15"><text:tab/>4</text:span><text:span text:style-name="T16">.1 </text:span><text:span text:style-name="T10">O Colaborador preenche as informações corretamente mas desiste de enviar a mensagem clicando no </text:span><text:span text:style-name="T11">botão</text:span><text:span text:style-name="T10"> de Limpar formulário ou </text:span><text:span text:style-name="T11">saindo</text:span><text:span text:style-name="T10"> da tela.</text:span></text:p>
      <text:p text:style-name="P9"><text:tab/>4.2 O sistema identifica que o usuário desistiu da mensagem e notifica com um toast Formulário excluído.</text:p>
      <text:p text:style-name="P10"/>
      <text:p text:style-name="P1"><text:span text:style-name="T13">Fluxo de Exceção:</text:span><text:span text:style-name="T12"> </text:span><text:span text:style-name="T10">Dados</text:span><text:span text:style-name="T12"> Inválid</text:span><text:span text:style-name="T10">os</text:span><text:span text:style-name="T12"> </text:span><text:span text:style-name="T10">5</text:span><text:span text:style-name="T12"><text:line-break/></text:span></text:p>
      <text:p text:style-name="P8"><text:span text:style-name="T10"><text:tab/>5</text:span><text:span text:style-name="T17">.1 </text:span>O sistema <text:span text:style-name="T13">identifica</text:span><text:span text:style-name="T12"> que há </text:span><text:span text:style-name="T18">um erro</text:span><text:span text:style-name="T12"> e notifica o usuário </text:span><text:span text:style-name="T18">com o erro que for identificado (caracteres inválidos, </text:span><text:span text:style-name="T10">campo faltando, arquivo anexado excedendo o tamanho limite, extensão incorreta</text:span><text:span text:style-name="T18">)</text:span><text:span text:style-name="T12">.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4T08:48:33.732659500</meta:creation-date>
    <dc:date>2026-01-14T11:35:06.170110000</dc:date>
    <meta:editing-duration>PT2H25M7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2" meta:word-count="227" meta:character-count="1438" meta:non-whitespace-character-count="1217"/>
  </office:meta>
</office:document-meta>
</file>